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457344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4" style:family="paragraph" style:parent-style-name="Table_20_Contents" style:list-style-name="L1">
      <style:text-properties style:font-name="Liberation Sans" fo:font-size="12pt" fo:font-weight="normal" officeooo:paragraph-rsid="00471e53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20ae6" officeooo:paragraph-rsid="00471e53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44e0a4" officeooo:paragraph-rsid="0044e0a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3c144" officeooo:paragraph-rsid="0033c144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447b81" officeooo:paragraph-rsid="00447b81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471e53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447b81" officeooo:paragraph-rsid="00447b81" fo:background-color="#ffff00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officeooo:paragraph-rsid="00447b81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fo:font-weight="bold" officeooo:rsid="0048494c" style:font-weight-asian="bold" style:font-weight-complex="bold"/>
    </style:style>
    <style:style style:name="T3" style:family="text">
      <style:text-properties fo:color="#ffffff" fo:font-weight="bold" officeooo:rsid="004a016f" style:font-weight-asian="bold" style:font-weight-complex="bold"/>
    </style:style>
    <style:style style:name="T4" style:family="text">
      <style:text-properties fo:color="#ffffff" officeooo:rsid="000e1ed6"/>
    </style:style>
    <style:style style:name="T5" style:family="text">
      <style:text-properties fo:color="#ffffff" officeooo:rsid="000ef703"/>
    </style:style>
    <style:style style:name="T6" style:family="text">
      <style:text-properties fo:color="#ffffff" officeooo:rsid="00447b81"/>
    </style:style>
    <style:style style:name="T7" style:family="text">
      <style:text-properties fo:color="#ffffff" officeooo:rsid="00457344"/>
    </style:style>
    <style:style style:name="T8" style:family="text">
      <style:text-properties fo:color="#ffffff" officeooo:rsid="000b6921"/>
    </style:style>
    <style:style style:name="T9" style:family="text">
      <style:text-properties fo:color="#ffffff" officeooo:rsid="004a016f"/>
    </style:style>
    <style:style style:name="T10" style:family="text">
      <style:text-properties fo:color="#ffffff" officeooo:rsid="004849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21b051" fo:background-color="transparent" loext:char-shading-value="0" style:font-weight-asian="bold" style:font-weight-complex="bold"/>
    </style:style>
    <style:style style:name="T14" style:family="text">
      <style:text-properties officeooo:rsid="002f8580"/>
    </style:style>
    <style:style style:name="T15" style:family="text">
      <style:text-properties officeooo:rsid="001b67bf"/>
    </style:style>
    <style:style style:name="T16" style:family="text">
      <style:text-properties officeooo:rsid="002ae730"/>
    </style:style>
    <style:style style:name="T17" style:family="text">
      <style:text-properties officeooo:rsid="00259b04"/>
    </style:style>
    <style:style style:name="T18" style:family="text">
      <style:text-properties officeooo:rsid="00220ae6"/>
    </style:style>
    <style:style style:name="T19" style:family="text">
      <style:text-properties officeooo:rsid="0035801a"/>
    </style:style>
    <style:style style:name="T20" style:family="text">
      <style:text-properties officeooo:rsid="00447b81"/>
    </style:style>
    <style:style style:name="T21" style:family="text">
      <style:text-properties fo:font-weight="normal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447b81" fo:background-color="transparent" loext:char-shading-value="0" style:font-weight-asian="normal" style:font-weight-complex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447b81" fo:background-color="transparent" loext:char-shading-value="0"/>
    </style:style>
    <style:style style:name="T25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45689113536">
          <table:table-cell table:style-name="Tabela1.A1" table:number-columns-spanned="2" office:value-type="string">
            <text:p text:style-name="P3"><text:span text:style-name="T8">Nome do caso de uso</text:span><text:span text:style-name="T9">:</text:span><text:span text:style-name="T10"> </text:span><text:span text:style-name="T4">UC - </text:span><text:span text:style-name="T5">0</text:span><text:span text:style-name="T6">1</text:span><text:span text:style-name="T7">1</text:span></text:p>
          </table:table-cell>
          <table:covered-table-cell/>
        </table:table-row>
        <table:table-row table:style-name="TableLine93945689283248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945689307808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945689308448">
          <table:table-cell table:style-name="Tabela1.A8" office:value-type="string">
            <text:p text:style-name="P28">Descrição</text:p>
          </table:table-cell>
          <table:table-cell table:style-name="Tabela1.B8" office:value-type="string">
            <text:p text:style-name="P6"><text:span text:style-name="T19">Cadastrar </text:span><text:span text:style-name="T20">dados da empresa</text:span></text:p>
          </table:table-cell>
        </table:table-row>
        <table:table-row table:style-name="TableLine93945689309088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9">Exibir os dados cadastrados <text:span text:style-name="T15">na pesquisa.</text:span></text:p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24"/>
            <text:p text:style-name="P25">Campos básicos</text:p>
            <text:p text:style-name="P26">TEXTO - Nome</text:p>
            <text:p text:style-name="P2"><text:span text:style-name="T23">TEXTO - </text:span><text:span text:style-name="T24">CNPJ</text:span></text:p>
            <text:p text:style-name="P27">TEXTO - Telefone</text:p>
            <text:p text:style-name="P27">TEXTO - E-mail</text:p>
            <text:p text:style-name="P27"/>
            <text:p text:style-name="P24">Campos de endereço</text:p>
            <text:p text:style-name="P26">TEXTO - Cep</text:p>
            <text:p text:style-name="P26">TEXTO - Rua</text:p>
            <text:p text:style-name="P26">TEXTO - Quadra</text:p>
            <text:p text:style-name="P26">TEXTO - Lote</text:p>
            <text:p text:style-name="P26">TEXTO - Número</text:p>
            <text:p text:style-name="P26">TEXTO - Bairro</text:p>
            <text:p text:style-name="P26">TEXTO - Cidade</text:p>
            <text:p text:style-name="P2"><text:span text:style-name="T25">SELETOR</text:span> - UF</text:p>
            <text:p text:style-name="P26">TEXTO - Complemento</text:p>
            <text:p text:style-name="P26"/>
          </table:table-cell>
        </table:table-row>
        <table:table-row table:style-name="TableLine93945689312352">
          <table:table-cell table:style-name="Tabela1.A8" office:value-type="string">
            <text:p text:style-name="P11">Prioridade</text:p>
          </table:table-cell>
          <table:table-cell table:style-name="Tabela1.B8" office:value-type="string">
            <text:p text:style-name="P11">Essencial</text:p>
          </table:table-cell>
        </table:table-row>
        <table:table-row table:style-name="TableLine93945689313040"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2">Fluxo principal</text:p>
          </table:table-cell>
          <table:table-cell table:style-name="Tabela1.B12" office:value-type="string">
            <text:p text:style-name="P13"/>
            <text:list xml:id="list1278452774" text:style-name="L1">
              <text:list-item>
                <text:p text:style-name="P14"><text:span text:style-name="T17">Preencher</text:span><text:span text:style-name="T18"> </text:span><text:span text:style-name="T17">os dados</text:span></text:p>
              </text:list-item>
              <text:list-item>
                <text:p text:style-name="P15"><text:span text:style-name="T16">Clicar em s</text:span>alvar</text:p>
              </text:list-item>
            </text:list>
            <text:p text:style-name="P16"/>
          </table:table-cell>
        </table:table-row>
        <table:table-row table:style-name="Tabela1.11">
          <table:table-cell table:style-name="Tabela1.A12" office:value-type="string">
            <text:p text:style-name="P12">Fluxo secundário</text:p>
          </table:table-cell>
          <table:table-cell table:style-name="Tabela1.B12" office:value-type="string">
            <text:p text:style-name="P13"/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18"/>
            <text:p text:style-name="P19">Preencher dados obrigatórios</text:p>
            <text:p text:style-name="P19"/>
            <text:list xml:id="list3452965041" text:style-name="L2">
              <text:list-item>
                <text:p text:style-name="P20">Nome</text:p>
              </text:list-item>
              <text:list-item>
                <text:p text:style-name="P20">CNPJ</text:p>
              </text:list-item>
            </text:list>
            <text:p text:style-name="P22"/>
            <text:p text:style-name="P21">Não permitir mais de uma empresa cadastrada.</text:p>
            <text:p text:style-name="P22"/>
          </table:table-cell>
        </table:table-row>
        <table:table-row table:style-name="TableLine93945689316688">
          <table:table-cell table:style-name="Tabela1.A13" office:value-type="string">
            <text:p text:style-name="P12">Versão</text:p>
          </table:table-cell>
          <table:table-cell table:style-name="Tabela1.B13" office:value-type="string">
            <text:p text:style-name="P23"><text:span text:style-name="T14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2-09-08T10:59:21.858497242</dc:date>
    <meta:editing-duration>PT1H47M3S</meta:editing-duration>
    <meta:editing-cycles>61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105" meta:character-count="588" meta:non-whitespace-character-count="526"/>
  </office:meta>
</office:document-meta>
</file>